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84d3" officeooo:paragraph-rsid="000a84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mz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6T20:43:22.755030682</meta:creation-date>
    <dc:date>2022-03-06T20:49:33.089090774</dc:date>
    <meta:editing-duration>PT1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" meta:word-count="1" meta:character-count="5" meta:non-whitespace-character-count="5"/>
  </office:meta>
</office:document-meta>
</file>